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09070000547200006D40D8D9AC5F.svg"/>
  <manifest:file-entry manifest:media-type="image/png" manifest:full-path="Pictures/100002010000026E0000032493BA21B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5.343cm" svg:x="1cm" svg:y="1.298cm">
          <draw:image xlink:href="Pictures/100002010000026E0000032493BA21B9.png" xlink:type="simple" xlink:show="embed" xlink:actuate="onLoad"/>
          <draw:image xlink:href="Pictures/100009070000547200006D40D8D9AC5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"/>
    <meta:generator>OpenOffice/4.1.0$Unix OpenOffice.org_project/410m18$Build-9764</meta:generator>
  </office:meta>
</office:document-meta>
</file>